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Д_5f_Основной_5f_текст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252525" style:font-name="sans-serif" fo:font-size="10.5pt" fo:letter-spacing="normal" fo:font-style="normal" fo:font-weight="bold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52525" style:font-name="sans-serif" fo:font-size="10.5pt" fo:letter-spacing="normal" fo:language="en" fo:country="none" fo:font-style="italic" fo:font-weight="normal"/>
    </style:style>
    <style:style style:name="T4" style:family="text">
      <style:text-properties fo:font-variant="normal" fo:text-transform="none" fo:color="#252525" fo:letter-spacing="normal"/>
    </style:style>
    <style:style style:name="T5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b0080" style:text-line-through-style="none" style:font-name="sans-serif" fo:letter-spacing="normal" fo:font-style="normal" style:text-underline-style="none" fo:font-weight="normal" style:text-blinking="fals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language="en" fo:country="none"/>
    </style:style>
    <style:style style:name="T11" style:family="text">
      <style:text-properties fo:language="en" fo:country="none" fo:font-weight="bold" style:font-weight-asian="bold" style:font-weight-complex="bold"/>
    </style:style>
    <style:style style:name="T12" style:family="text">
      <style:text-properties fo:language="en" fo:country="none" fo:font-weight="normal" style:font-weight-asian="normal" style:font-weight-complex="normal"/>
    </style:style>
    <style:style style:name="T13" style:family="text">
      <style:text-properties fo:language="en" fo:country="none"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language="en" fo:country="none" style:text-underline-style="none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Д_5f_Заголовок_5f_0_20__28_С_20_разрывом_20_страницы_20_перед_29_" text:outline-level="1">Введение</text:h>
      <text:p text:style-name="Д_5f_Основной_5f_текст">Дипломная работа посвящена реализации системы совместного редактирования текстов в режиме реального времени, освещению существующих программных средств и подходов обеспечения совместной работы. В качестве языка программирования выбран Python, поскольку является поддерживаемым языком написания дополнительных плагинов к современному редактору текста Sublime Text.</text:p>
      <text:p text:style-name="P1">Актуальность темы</text:p>
      <text:p text:style-name="Д_5f_Основной_5f_текст">В настоящее время интернет-технологии позволяют обмениваться информацией друг с другом с большой скоростью. Несмотря на высокую развитость технологий, подавляющее большинство подходов к обеспечению синхронизации текста между людьми всё так же остается весьма примитивными: основным способом является простая передача копий файлов.</text:p>
      <text:p text:style-name="Д_5f_Основной_5f_текст">Данный способ имеет множество недостатков и существует альтернативный подход, позволяющий повысить качество общения между участниками, дав возможность каждому участнику сконцентрироваться на редактировании текста, а не на передаче множества копий файлов.</text:p>
      <text:p text:style-name="Д_5f_Основной_5f_текст">Альтернативный подход заключается в том, чтобы избавить пользователей от необходимости пересылки копий редактируемых файлов, делегировав эту задачу программе. Таким образом, это позволит освободить пользователя от необходимости пересылки копий файлов, даст возможность редактировать один и тот же текст двум или более людям через интернет в режиме реального времени.</text:p>
      <text:p text:style-name="Д_5f_Основной_5f_текст">Задача написания и редактирования текстов одновременно несколькими пользователями сегодня является весьма актуальной. Этот факт ярко подтверждается тем, что на сегодняшний день существуют такие интернет-сервисы, как «Google docs». Документы<text:span text:style-name="T9"> Google (англ. </text:span><text:span text:style-name="T14">Google Docs</text:span><text:span text:style-name="T9">) — бесплатный </text:span><text:a xlink:type="simple" xlink:href="https://ru.wikipedia.org/wiki/Онлайн-офис"><text:span text:style-name="T15">онлайн-офи</text:span></text:a><text:span text:style-name="T9">с, включающий в себя </text:span><text:a xlink:type="simple" xlink:href="https://ru.wikipedia.org/wiki/Текстовый_процессор"><text:span text:style-name="T15">текстовый</text:span></text:a><text:span text:style-name="T9">, </text:span><text:a xlink:type="simple" xlink:href="https://ru.wikipedia.org/wiki/Табличный_процессор"><text:span text:style-name="T15">табличный процессор</text:span></text:a><text:span text:style-name="T9"> и сервис для создания </text:span><text:a xlink:type="simple" xlink:href="https://ru.wikipedia.org/wiki/Презентация_(способ_представления_информации)"><text:span text:style-name="T15">презентаций</text:span></text:a><text:span text:style-name="T9">, а также интернет-сервис </text:span><text:a xlink:type="simple" xlink:href="https://ru.wikipedia.org/wiki/Облачное_хранилище_данных"><text:span text:style-name="T15">облачного хранения</text:span></text:a><text:a xlink:type="simple" xlink:href="https://ru.wikipedia.org/wiki/Файл"><text:span text:style-name="T15">файлов</text:span></text:a><text:span text:style-name="T9"> с функ</text:span><text:soft-page-break/><text:span text:style-name="T9">циями </text:span><text:a xlink:type="simple" xlink:href="https://ru.wikipedia.org/wiki/Файлообменник"><text:span text:style-name="T15">файлообмена</text:span></text:a><text:bookmark text:name="cite_ref-docsgoogleanswer50092_1-0"/><text:a xlink:type="simple" xlink:href="https://ru.wikipedia.org/wiki/Google_Docs#cite_note-docsgoogleanswer50092-1"><text:span text:style-name="T15">[1]</text:span></text:a><text:span text:style-name="T9">, разрабатываемый компанией </text:span><text:a xlink:type="simple" xlink:href="https://ru.wikipedia.org/wiki/Google_(компания)"><text:span text:style-name="T15">Google</text:span></text:a><text:span text:style-name="T9">. [</text:span><text:span text:style-name="T8">Вики: https://ru.wikipedia.org/wiki/Google_Docs]. Как это выразить я не знаю. Гугл</text:span> докс хорош, но является облаком и является текстовым процессором, что лишает </text:p>
      <text:p text:style-name="Д_5f_Основной_5f_текст">Написание текста является основным видом взаимодействия между людьми через интернет. Повысить качество взаимодействия, дать возможность работы над одним текстом нескольким людям — вот цель работы.</text:p>
      <text:p text:style-name="Д_5f_Основной_5f_текст"><text:s text:c="5"/>Предметной областью называется синхронизация текста между компьютерами участников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Д_5f_Основной_5f_текст" style:display-name="Д_Основной_текст" style:family="paragraph" style:master-page-name="">
      <style:paragraph-properties fo:margin="100%" fo:margin-left="0in" fo:margin-right="0in" fo:margin-top="0in" fo:margin-bottom="0in" fo:line-height="150%" fo:text-align="justify" style:justify-single-word="true" fo:hyphenation-ladder-count="3" fo:text-indent="0.4925in" style:auto-text-indent="false" style:page-number="auto"/>
      <style:text-properties fo:font-size="14pt" style:letter-kerning="false" style:font-size-asian="10.5pt" fo:hyphenate="true" fo:hyphenation-remain-char-count="3" fo:hyphenation-push-char-count="3"/>
      <style:map style:condition="table()" style:apply-style-name="Д_5f_Таблица_5f_Текст"/>
      <style:map style:condition="footnote()" style:apply-style-name="Д_5f_Сноска"/>
      <style:map style:condition="endnote()" style:apply-style-name="Д_5f_Сноска"/>
      <style:map style:condition="header()" style:apply-style-name="Д_5f_Верхний_5f_Колонтитул"/>
    </style:style>
    <style:style style:name="Д_5f_Таблица_5f_Текст" style:display-name="Д_Таблица_Текст" style:family="paragraph" style:parent-style-name="Д_5f_Основной_5f_текст" style:next-style-name="Д_5f_Основной_5f_текст" style:master-page-name="">
      <style:paragraph-properties fo:margin="100%" fo:margin-left="0in" fo:margin-right="0in" fo:margin-top="0in" fo:margin-bottom="0in" fo:hyphenation-ladder-count="3" fo:text-indent="0in" style:auto-text-indent="false" style:page-number="auto" fo:background-color="transparent" style:shadow="none">
        <style:tab-stops/>
        <style:background-image/>
      </style:paragraph-properties>
      <style:text-properties fo:font-size="12pt" fo:font-style="normal" style:font-size-asian="10.5pt" style:font-style-asian="normal" style:font-style-complex="normal" fo:hyphenate="false" fo:hyphenation-remain-char-count="3" fo:hyphenation-push-char-count="3"/>
    </style:style>
    <style:style style:name="Д_5f_Сноска" style:display-name="Д_Сноска" style:family="paragraph" style:parent-style-name="Д_5f_Основной_5f_текст" style:master-page-name="">
      <style:paragraph-properties fo:margin="100%" fo:margin-left="0in" fo:margin-right="0in" fo:margin-top="0in" fo:margin-bottom="0in" fo:text-indent="0in" style:auto-text-indent="false" style:page-number="auto"/>
      <style:text-properties fo:font-size="12pt" style:letter-kerning="false"/>
    </style:style>
    <style:style style:name="Д_5f_Верхний_5f_Колонтитул" style:display-name="Д_Верхний_Колонтитул" style:family="paragraph" style:master-page-name="Д_5f_Страница_5f_Основная">
      <style:paragraph-properties fo:text-align="center" style:justify-single-word="false" style:page-number="4" fo:break-before="auto" fo:break-after="auto"/>
      <style:text-properties style:font-size-asian="10.5pt"/>
    </style:style>
    <style:style style:name="Д_5f_Заголовок_5f_0" style:display-name="Д_Заголовок_0" style:family="paragraph" style:parent-style-name="Д_5f_Основной_5f_текст" style:default-outline-level="1" style:list-style-name="" style:master-page-name="">
      <style:paragraph-properties fo:margin="100%" fo:margin-left="0in" fo:margin-right="0in" fo:margin-top="0in" fo:margin-bottom="0.3465in" fo:text-align="center" style:justify-single-word="false" fo:hyphenation-ladder-count="3" fo:text-indent="0in" style:auto-text-indent="false" style:page-number="auto"/>
      <style:text-properties fo:font-size="14pt" style:font-size-asian="14pt" style:font-size-complex="14pt" fo:hyphenate="false" fo:hyphenation-remain-char-count="3" fo:hyphenation-push-char-count="3"/>
      <style:map style:condition="header()" style:apply-style-name="Д_5f_Верхний_5f_Колонтитул"/>
    </style:style>
    <style:style style:name="Д_5f_Заголовок_5f_0_20__28_С_20_разрывом_20_страницы_20_перед_29_" style:display-name="Д_Заголовок_0 (С разрывом страницы перед)" style:family="paragraph" style:parent-style-name="Д_5f_Заголовок_5f_0" style:next-style-name="Д_5f_Основной_5f_текст" style:master-page-name="Д_5f_Страница_5f_Основная">
      <style:paragraph-properties fo:hyphenation-ladder-count="3" style:page-number="auto" fo:break-before="auto" fo:break-after="auto"/>
      <style:text-properties fo:hyphenate="false" fo:hyphenation-remain-char-count="3" fo:hyphenation-push-char-count="3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Д_5f_Страница_5f_Основная" style:display-name="Д_Страница_Основная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20:31:10</meta:creation-date>
    <dc:date>2015-04-16T21:45:45</dc:date>
    <meta:editing-duration>PT1H14M1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2" meta:paragraph-count="9" meta:word-count="270" meta:character-count="2271" meta:non-whitespace-character-count="2004"/>
  </office:meta>
</office:document-meta>
</file>